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158d2"/>
    </style:style>
    <style:style style:name="P2" style:family="paragraph" style:parent-style-name="Preformatted_20_Text">
      <style:text-properties officeooo:rsid="000158d2" officeooo:paragraph-rsid="000158d2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paragraph-rsid="0003aa72"/>
    </style:style>
    <style:style style:name="P6" style:family="paragraph" style:parent-style-name="Text_20_body" style:list-style-name="L1">
      <style:paragraph-properties fo:margin-top="0in" fo:margin-bottom="0in" loext:contextual-spacing="false"/>
    </style:style>
    <style:style style:name="P7" style:family="paragraph" style:parent-style-name="Text_20_body" style:list-style-name="L1">
      <style:paragraph-properties fo:margin-top="0in" fo:margin-bottom="0in" loext:contextual-spacing="false"/>
      <style:text-properties officeooo:paragraph-rsid="0003aa72"/>
    </style:style>
    <style:style style:name="T1" style:family="text">
      <style:text-properties officeooo:rsid="000158d2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42770240" text:style-name="L1">
        <text:list-item>
          <text:p text:style-name="P6"><text:span text:style-name="Strong_20_Emphasis">Witness A456:</text:span> A 456, version sent to unknown recipient.</text:p>
        </text:list-item>
      </text:list>
      <text:p text:style-name="Preformatted_20_Text"/>
      <text:p text:style-name="Preformatted_20_Text">There are two Ripenings</text:p>
      <text:p text:style-name="P1">one – <text:span text:style-name="T1">of sight -</text:span></text:p>
      <text:p text:style-name="P2">Whose forces Spheric</text:p>
      <text:p text:style-name="P2">wind</text:p>
      <text:p text:style-name="P2">Until the Velvet product</text:p>
      <text:p text:style-name="P2">Drops spicy to the</text:p>
      <text:p text:style-name="P2">ground -</text:p>
      <text:p text:style-name="P2">A homelier maturing -</text:p>
      <text:p text:style-name="P2">A process in the Bur -</text:p>
      <text:p text:style-name="P2">That teeth of frosts</text:p>
      <text:p text:style-name="P2">alone disclose</text:p>
      <text:p text:style-name="P2">In far October Air.</text:p>
      <text:p text:style-name="P2"/>
      <text:list xml:id="list133637250763977" text:continue-numbering="true" text:style-name="L1">
        <text:list-item>
          <text:p text:style-name="P7"><text:span text:style-name="Strong_20_Emphasis">Witness ATr60a:</text:span> A Tr60a, version transcribed by Todd and sent to Anthon</text:p>
        </text:list-item>
      </text:list>
      <text:p text:style-name="P2"/>
      <text:p text:style-name="P1">There are two Ripenings -</text:p>
      <text:p text:style-name="P2">One of sight</text:p>
      <text:p text:style-name="P2">Whose forces spheric</text:p>
      <text:p text:style-name="P2">wind,</text:p>
      <text:p text:style-name="P2">Until the velvet product</text:p>
      <text:p text:style-name="P2">Drop spicy to the</text:p>
      <text:p text:style-name="P2">Ground -</text:p>
      <text:p text:style-name="P2">A homelier maturing -</text:p>
      <text:p text:style-name="P2">That Teeth of of</text:p>
      <text:p text:style-name="P2">Frosts alone disclose</text:p>
      <text:p text:style-name="P2">On far October Air -</text:p>
      <text:p text:style-name="P1"/>
      <text:list xml:id="list133636308181760" text:continue-numbering="true" text:style-name="L1">
        <text:list-item>
          <text:p text:style-name="P5"><text:span text:style-name="Strong_20_Emphasis">Witness H47:</text:span> H 47, Fascicle 14</text:p>
        </text:list-item>
      </text:list>
      <text:p text:style-name="P1">There are two Ripenings - </text:p>
      <text:p text:style-name="P2">one of Sight - whose Forces</text:p>
      <text:p text:style-name="P2">spheric + round</text:p>
      <text:p text:style-name="P2">[missing line]</text:p>
      <text:p text:style-name="P1"><text:bookmark text:name="line61"/><text:span text:style-name="T1">Until the Velvet Product</text:span> </text:p>
      <text:p text:style-name="P1"><text:span text:style-name="T1">Drop, spicy, to the Ground</text:span></text:p>
      <text:p text:style-name="P1"><text:span text:style-name="T1">[missing line]</text:span></text:p>
      <text:p text:style-name="P1"><text:span text:style-name="T1">A Homelier – maturing -</text:span> </text:p>
      <text:p text:style-name="P1"><text:span text:style-name="T1">A process in the Buss -</text:span></text:p>
      <text:p text:style-name="P1"><text:span text:style-name="T1">+ Whic teeth of frosts,</text:span></text:p>
      <text:p text:style-name="P1"><text:span text:style-name="T1">alone disclose -</text:span></text:p>
      <text:p text:style-name="P1"><text:span text:style-name="T1">+ in + still October Ai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7T13:23:09.630027217</meta:creation-date>
    <dc:date>2023-03-27T13:36:35.434645635</dc:date>
    <meta:editing-duration>PT3M1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8" meta:word-count="161" meta:character-count="814" meta:non-whitespace-character-count="689"/>
  </office:meta>
</office:document-meta>
</file>